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2.629cm"/>
    </style:style>
    <style:style style:name="pr2" style:family="presentation" style:parent-style-name="Standard-outline1">
      <style:graphic-properties fo:min-height="8.884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5.199cm" svg:height="2.629cm" svg:x="1.4cm" svg:y="0.628cm" presentation:class="title">
          <draw:text-box>
            <text:p>Algorithm Spark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1. (Column, values)</text:p>
                <text:list>
                  <text:list-item>
                    <text:p>For each column get all distinct values</text:p>
                  </text:list-item>
                </text:list>
              </text:list-item>
              <text:list-item>
                <text:p>2. (value, columns)</text:p>
                <text:list>
                  <text:list-item>
                    <text:p>For each value get all columns that include the value</text:p>
                  </text:list-item>
                </text:list>
              </text:list-item>
              <text:list-item>
                <text:p>3. (value, inclusion matrix)</text:p>
                <text:list>
                  <text:list-item>
                    <text:p>For each value get a matrix that show all possible inclusion dependencies</text:p>
                  </text:list-item>
                </text:list>
              </text:list-item>
              <text:list-item>
                <text:p>4. result inclusion matrix</text:p>
                <text:list>
                  <text:list-item>
                    <text:p>Results by combining individual inclusion matri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Konfuzius Kung Fu Confusion</text:p>
          <text:p text:style-name="MP5">Spark exercise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26T19:03:18.788000000</meta:creation-date>
    <dc:date>2020-01-26T19:13:19.811000000</dc:date>
    <meta:editing-duration>PT10M2S</meta:editing-duration>
    <meta:editing-cycles>1</meta:editing-cycles>
    <meta:document-statistic meta:object-count="25"/>
    <meta:generator>LibreOffice/6.3.0.4$Windows_X86_64 LibreOffice_project/057fc023c990d676a43019934386b85b21a9ee99</meta:generator>
  </office:meta>
</office:document-meta>
</file>